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9.987cm"/>
    </style:style>
    <style:style style:name="REQUIREMNTS_5f_GROUPS.C" style:display-name="REQUIREMNTS_GROUPS.C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2" style:family="paragraph" style:parent-style-name="Normal">
      <style:text-properties fo:color="#0000cc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4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text-properties fo:language="en" fo:country="US"/>
    </style:style>
    <style:style style:name="P17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8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9" style:family="paragraph" style:parent-style-name="Normal">
      <style:text-properties fo:color="#0070c0" loext:opacity="100%" fo:font-weight="bold" style:font-weight-asian="bold"/>
    </style:style>
    <style:style style:name="P20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3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1e98a1" officeooo:paragraph-rsid="001e98a1" style:font-weight-asian="bold"/>
    </style:style>
    <style:style style:name="P26" style:family="paragraph" style:parent-style-name="Normal">
      <style:paragraph-properties fo:margin-top="0cm" fo:margin-bottom="0cm" style:contextual-spacing="false"/>
    </style:style>
    <style:style style:name="P27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8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0" style:family="paragraph" style:parent-style-name="Heading_20_2">
      <style:text-properties officeooo:rsid="00374565" officeooo:paragraph-rsid="001d4698"/>
    </style:style>
    <style:style style:name="P3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7e0b7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/></text:p>
      <text:p text:style-name="P5">Bid Pack</text:p>
      <text:list text:style-name="L1">
        <text:list-item>
          <text:p text:style-name="P31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3"/>
      <text:p text:style-name="P13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0">«Insert Commercial Agreement name» («Insert Commercial Agreement id»)</text:p>
      <text:p text:style-name="P5"/>
      <text:p text:style-name="P5"/>
      <text:p text:style-name="P5">Buyer</text:p>
      <text:p text:style-name="P10">«Insert Name of Buyer»</text:p>
      <text:p text:style-name="P14"/>
      <text:p text:style-name="Normal"/>
      <text:p text:style-name="TOC_20_Heading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8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18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18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8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7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7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7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7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5"/>
      <text:h text:style-name="Heading_20_1" text:outline-level="1"><text:bookmark-start text:name="_Toc92688238"/><text:bookmark-start text:name="_Toc96088662"/><text:bookmark-start text:name="_Toc96581752"/></text:h>
      <text:p text:style-name="P14"/>
      <text:h text:style-name="Heading_20_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19"/>
      <text:h text:style-name="Heading_20_2" text:outline-level="2"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7">«Insert_Problem_Statement_Step_14_Box_1»</text:p>
      <text:p text:style-name="Normal"/>
      <text:p text:style-name="P20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0">Budget</text:p>
      <text:p text:style-name="P8">«Project_Budget_Max_Step_25 Conditional».</text:p>
      <text:p text:style-name="P8">«Project_Budget_Min_Step_25 Conditional».</text:p>
      <text:p text:style-name="Normal"/>
      <text:p text:style-name="P20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Normal"><text:span text:style-name="T6">«Insert_Work_Done_Step_16_Box_1»</text:span><text:bookmark-start text:name="_Toc111565612"/><text:bookmark-start text:name="_Toc111560108"/><text:bookmark-start text:name="_Toc96088667"/><text:bookmark-start text:name="_Toc96581757"/></text:p>
      <text:p text:style-name="P7"/>
      <text:h text:style-name="Heading_20_2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7">«Insert_Prev_Market_Engage_Step_20_Box_1»</text:p>
      <text:p text:style-name="Normal"/>
      <text:p text:style-name="P14"/>
      <text:p text:style-name="Normal"/>
      <text:h text:style-name="Heading_20_1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2">#</text:p>
          </table:table-cell>
          <table:table-cell table:style-name="REQUIREMNTS_5f_GROUPS.A1" office:value-type="string">
            <text:p text:style-name="P25">Name</text:p>
          </table:table-cell>
          <table:table-cell table:style-name="REQUIREMNTS_5f_GROUPS.A1" office:value-type="string">
            <text:p text:style-name="P24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Sub_Group_Step_2</text:span><text:span text:style-name="Default_20_Paragraph_20_Font"><text:span text:style-name="T12">6</text:span></text:span><text:span text:style-name="Default_20_Paragraph_20_Font">_Box_2#n»</text:span></text:p>
          </table:table-cell>
          <table:table-cell table:style-name="REQUIREMNTS_5f_GROUPS.A1" office:value-type="string">
            <text:p text:style-name="P27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8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4"/>
      <text:h text:style-name="Heading_20_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1">#</text:p>
          </table:table-cell>
          <table:table-cell table:style-name="SLA_5f_PERFORMACE.A1" office:value-type="string">
            <text:p text:style-name="P23">Service Area</text:p>
          </table:table-cell>
          <table:table-cell table:style-name="SLA_5f_PERFORMACE.A1" office:value-type="string">
            <text:p text:style-name="P23">KPI/SLA description</text:p>
          </table:table-cell>
          <table:table-cell table:style-name="SLA_5f_PERFORMACE.A1" office:value-type="string">
            <text:p text:style-name="P21">Target%</text:p>
            <text:p text:style-name="P21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6"><text:span text:style-name="Default_20_Paragraph_20_Font"><text:span text:style-name="T6">«SLA_Target_step_24#n»</text:span></text:span><text:span text:style-name="Default_20_Paragraph_20_Font"><text:span text:style-name="T11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1"/>
          </table:table-cell>
          <table:table-cell table:style-name="GLOSSARY.A1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</table:table>
      <text:p text:style-name="Normal"><text:bookmark-end text:name="_Toc92688238"/></text:p>
      <text:h text:style-name="P30" text:outline-level="2"><text:span text:style-name="T14">The </text:span><text:span text:style-name="T13">O</text:span>rganisation <text:span text:style-name="T14">using the products or services being procured</text:span></text:h>
      <text:p text:style-name="P12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05T09:27:45.739954687</dc:date>
    <meta:editing-cycles>22</meta:editing-cycles>
    <meta:editing-duration>PT4H5M</meta:editing-duration>
    <meta:document-statistic meta:table-count="3" meta:image-count="0" meta:object-count="0" meta:page-count="7" meta:paragraph-count="73" meta:word-count="256" meta:character-count="2234" meta:non-whitespace-character-count="2045"/>
    <meta:template xlink:type="simple" xlink:actuate="onRequest" xlink:title="" xlink:href="Normal"/>
  </office:meta>
</office:document-meta>
</file>